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3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aecf00"/>
    </style:style>
    <style:style style:name="ce5" style:family="table-cell" style:parent-style-name="Default">
      <style:table-cell-properties fo:background-color="#9999ff"/>
    </style:style>
    <style:style style:name="ce6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table:number-columns-spanned="1" table:number-rows-spanned="3">
            <text:p>Physical</text:p>
          </table:table-cell>
          <table:table-cell table:style-name="ce2" office:value-type="float" office:value="0">
            <text:p>0</text:p>
          </table:table-cell>
          <table:table-cell office:value-type="string">
            <text:p>Dest MAC</text:p>
          </table:table-cell>
          <table:table-cell office:value-type="float" office:value="6">
            <text:p>6</text:p>
          </table:table-cell>
        </table:table-row>
        <table:table-row table:style-name="ro1">
          <table:covered-table-cell/>
          <table:table-cell table:style-name="ce2" table:formula="of:=[.B3]+[.D3]" office:value-type="float" office:value="6">
            <text:p>6</text:p>
          </table:table-cell>
          <table:table-cell office:value-type="string">
            <text:p>Source MAC</text:p>
          </table:table-cell>
          <table:table-cell office:value-type="float" office:value="6">
            <text:p>6</text:p>
          </table:table-cell>
        </table:table-row>
        <table:table-row table:style-name="ro1">
          <table:covered-table-cell/>
          <table:table-cell table:style-name="ce2" table:formula="of:=[.B4]+[.D4]" office:value-type="float" office:value="12">
            <text:p>12</text:p>
          </table:table-cell>
          <table:table-cell office:value-type="string">
            <text:p>Protoco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 table:number-columns-spanned="1" table:number-rows-spanned="10">
            <text:p>Ipv4</text:p>
          </table:table-cell>
          <table:table-cell table:formula="of:=[.B5]+[.D5]" office:value-type="float" office:value="14">
            <text:p>14</text:p>
          </table:table-cell>
          <table:table-cell office:value-type="string">
            <text:p>Version/IHL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table:formula="of:=[.B6]+[.D6]" office:value-type="float" office:value="15">
            <text:p>15</text:p>
          </table:table-cell>
          <table:table-cell office:value-type="string">
            <text:p>DSCP/ECN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table:formula="of:=[.B7]+[.D7]" office:value-type="float" office:value="16">
            <text:p>16</text:p>
          </table:table-cell>
          <table:table-cell office:value-type="string">
            <text:p>Total Length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formula="of:=[.B8]+[.D8]" office:value-type="float" office:value="18">
            <text:p>18</text:p>
          </table:table-cell>
          <table:table-cell office:value-type="string">
            <text:p>Identification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formula="of:=[.B9]+[.D9]" office:value-type="float" office:value="20">
            <text:p>20</text:p>
          </table:table-cell>
          <table:table-cell office:value-type="string">
            <text:p>Flags/Frag Offset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formula="of:=[.B10]+[.D10]" office:value-type="float" office:value="22">
            <text:p>22</text:p>
          </table:table-cell>
          <table:table-cell office:value-type="string">
            <text:p>Time To Live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table:formula="of:=[.B11]+[.D11]" office:value-type="float" office:value="23">
            <text:p>23</text:p>
          </table:table-cell>
          <table:table-cell office:value-type="string">
            <text:p>Protocol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office:value-type="float" office:value="50">
            <text:p>50</text:p>
          </table:table-cell>
          <table:table-cell office:value-type="string">
            <text:p>Header Checksum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formula="of:=[.B13]+[.D13]" office:value-type="float" office:value="52">
            <text:p>52</text:p>
          </table:table-cell>
          <table:table-cell office:value-type="string">
            <text:p>Source IP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/>
          <table:table-cell table:formula="of:=[.B14]+[.D14]" office:value-type="float" office:value="56">
            <text:p>56</text:p>
          </table:table-cell>
          <table:table-cell office:value-type="string">
            <text:p>Dest I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 table:number-columns-spanned="1" table:number-rows-spanned="8">
            <text:p>TCP</text:p>
          </table:table-cell>
          <table:table-cell table:style-name="ce4" table:formula="of:=[.B15]+[.D15]" office:value-type="float" office:value="60">
            <text:p>60</text:p>
          </table:table-cell>
          <table:table-cell office:value-type="string">
            <text:p>Source Port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style-name="ce4" table:formula="of:=[.B16]+[.D16]" office:value-type="float" office:value="62">
            <text:p>62</text:p>
          </table:table-cell>
          <table:table-cell office:value-type="string">
            <text:p>Dest Port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style-name="ce4" table:formula="of:=[.B17]+[.D17]" office:value-type="float" office:value="64">
            <text:p>64</text:p>
          </table:table-cell>
          <table:table-cell office:value-type="string">
            <text:p>Seq Number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/>
          <table:table-cell table:style-name="ce4" table:formula="of:=[.B18]+[.D18]" office:value-type="float" office:value="68">
            <text:p>68</text:p>
          </table:table-cell>
          <table:table-cell office:value-type="string">
            <text:p>Ack Number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/>
          <table:table-cell table:style-name="ce4" table:formula="of:=[.B19]+[.D19]" office:value-type="float" office:value="72">
            <text:p>72</text:p>
          </table:table-cell>
          <table:table-cell office:value-type="string">
            <text:p>Data Offset/Flags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style-name="ce4" table:formula="of:=[.B20]+[.D20]" office:value-type="float" office:value="74">
            <text:p>74</text:p>
          </table:table-cell>
          <table:table-cell office:value-type="string">
            <text:p>Window Size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style-name="ce4" table:formula="of:=[.B21]+[.D21]" office:value-type="float" office:value="76">
            <text:p>76</text:p>
          </table:table-cell>
          <table:table-cell office:value-type="string">
            <text:p>Checksum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/>
          <table:table-cell table:style-name="ce4" table:formula="of:=[.B22]+[.D22]" office:value-type="float" office:value="78">
            <text:p>78</text:p>
          </table:table-cell>
          <table:table-cell office:value-type="string">
            <text:p>Urgent pointer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/>
          <table:table-cell table:style-name="ce5" table:formula="of:=[.B23]+[.D23]" office:value-type="float" office:value="80">
            <text:p>80</text:p>
          </table:table-cell>
          <table:table-cell office:value-type="string">
            <text:p>Data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6" office:value-type="float" office:value="0.000045">
            <text:p>4.50E-00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table:formula="of:=1/15000000" office:value-type="float" office:value="0.0000000666666666666667">
            <text:p>6.66666666666667E-008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table:formula="of:=[.B27]/[.B28]" office:value-type="float" office:value="675">
            <text:p>67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table:formula="of:=[.B29]/8" office:value-type="float" office:value="84.375">
            <text:p>84.37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9/29/2013</text:date>, <text:time>18:3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20:42:48</meta:creation-date>
    <dc:date>2013-09-29T18:39:03</dc:date>
    <meta:editing-duration>P17DT21H45M38S</meta:editing-duration>
    <meta:editing-cycles>7</meta:editing-cycles>
    <meta:generator>OpenOffice/4.0.0$Unix OpenOffice.org_project/400m3$Build-9702</meta:generator>
    <dc:creator>Jim Kueneman</dc:creator>
    <meta:document-statistic meta:table-count="3" meta:cell-count="72" meta:object-count="0"/>
  </office:meta>
</office:document-meta>
</file>